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4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6" style:family="graphic" style:parent-style-name="objectwithoutfill">
      <style:graphic-properties svg:stroke-color="#000000" draw:marker-start="Short_20_line_20_Arrow" draw:marker-end="Short_20_line_20_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301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5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1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.248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1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248cm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15" style:family="graphic" style:parent-style-name="objectwithoutfill">
      <style:graphic-properties svg:stroke-color="#000000" draw:marker-start="Square_20_45" draw:marker-end="Short_20_line_20_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3.9cm"/>
    </style:style>
    <style:style style:name="pr1" style:family="presentation" style:parent-style-name="Standard-subtitle">
      <style:graphic-properties draw:fill-color="#ffffff" fo:min-height="9.13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4" style:family="paragraph">
      <style:paragraph-properties fo:text-align="center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font-size="12pt" style:font-size-asian="18pt" style:font-size-complex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Ambar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1.806cm" svg:height="0.962cm" svg:x="1cm" svg:y="0.4cm">
          <draw:text-box>
            <text:p>Alert</text:p>
          </draw:text-box>
        </draw:frame>
        <draw:custom-shape draw:style-name="gr3" draw:text-style-name="P4" draw:layer="layout" svg:width="3.4cm" svg:height="1.2cm" svg:x="4.2cm" svg:y="3.4cm">
          <text:p text:style-name="P3"><text:span text:style-name="T1">AlertCurr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1.2cm" svg:x="8.8cm" svg:y="3.4cm">
          <text:p text:style-name="P3"><text:span text:style-name="T1">AlertHistory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6cm" svg:y1="3.8cm" svg:x2="8.8cm" svg:y2="3.8cm">
          <text:p/>
        </draw:line>
        <draw:custom-shape draw:style-name="gr3" draw:text-style-name="P4" draw:layer="layout" svg:width="3.4cm" svg:height="1.2cm" svg:x="14.8cm" svg:y="5.8cm">
          <text:p text:style-name="P3"><text:span text:style-name="T1">Alert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8cm" svg:height="1.2cm" svg:x="10.4cm" svg:y="7.4cm">
          <text:p text:style-name="P3"><text:span text:style-name="T1">Alert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4.2cm" svg:y1="7.6cm" svg:x2="15.8cm" svg:y2="7cm">
          <text:p/>
        </draw:line>
        <draw:frame draw:style-name="gr2" draw:text-style-name="P2" draw:layer="layout" svg:width="0.748cm" svg:height="0.962cm" svg:x="15.852cm" svg:y="7.038cm">
          <draw:text-box>
            <text:p>*</text:p>
          </draw:text-box>
        </draw:frame>
        <draw:frame draw:style-name="gr2" draw:text-style-name="P2" draw:layer="layout" svg:width="0.853cm" svg:height="0.962cm" svg:x="11.3cm" svg:y="6.3cm">
          <draw:text-box>
            <text:p>1</text:p>
          </draw:text-box>
        </draw:frame>
        <draw:line draw:style-name="gr4" draw:text-style-name="P5" draw:layer="layout" svg:x1="10.2cm" svg:y1="4.625cm" svg:x2="11.6cm" svg:y2="7.4cm">
          <text:p/>
        </draw:line>
        <draw:frame draw:style-name="gr2" draw:text-style-name="P2" draw:layer="layout" svg:width="0.853cm" svg:height="0.962cm" svg:x="8cm" svg:y="3.725cm">
          <draw:text-box>
            <text:p>1</text:p>
          </draw:text-box>
        </draw:frame>
        <draw:custom-shape draw:style-name="gr3" draw:text-style-name="P4" draw:layer="layout" svg:width="3.4cm" svg:height="1.2cm" svg:x="14.7cm" svg:y="3.4cm">
          <text:p text:style-name="P3"><text:span text:style-name="T1">AlertTarg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1.2cm" svg:x="11.8cm" svg:y="1.5cm">
          <text:p text:style-name="P3"><text:span text:style-name="T1">AlertNotic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6cm" svg:y1="2.663cm" svg:x2="15cm" svg:y2="3.4cm">
          <text:p/>
        </draw:line>
        <draw:frame draw:style-name="gr2" draw:text-style-name="P2" draw:layer="layout" svg:width="0.853cm" svg:height="0.962cm" svg:x="14cm" svg:y="3.388cm">
          <draw:text-box>
            <text:p>1</text:p>
          </draw:text-box>
        </draw:frame>
        <draw:line draw:style-name="gr4" draw:text-style-name="P5" draw:layer="layout" svg:x1="13.2cm" svg:y1="2.7cm" svg:x2="12cm" svg:y2="3.4cm">
          <text:p/>
        </draw:line>
        <draw:frame draw:style-name="gr2" draw:text-style-name="P2" draw:layer="layout" svg:width="0.853cm" svg:height="0.962cm" svg:x="12.2cm" svg:y="3.388cm">
          <draw:text-box>
            <text:p>1</text:p>
          </draw:text-box>
        </draw:frame>
        <draw:line draw:style-name="gr6" draw:text-style-name="P5" draw:layer="layout" svg:x1="15cm" svg:y1="4.6cm" svg:x2="15.3cm" svg:y2="5.762cm">
          <text:p/>
        </draw:line>
        <draw:frame draw:style-name="gr2" draw:text-style-name="P2" draw:layer="layout" svg:width="0.748cm" svg:height="0.962cm" svg:x="15.352cm" svg:y="5.1cm">
          <draw:text-box>
            <text:p>*</text:p>
          </draw:text-box>
        </draw:frame>
        <draw:frame draw:style-name="gr2" draw:text-style-name="P2" draw:layer="layout" svg:width="0.748cm" svg:height="0.962cm" svg:x="15.052cm" svg:y="4.4cm">
          <draw:text-box>
            <text:p>*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2" draw:layer="layout" svg:width="4.265cm" svg:height="0.962cm" svg:x="1.001cm" svg:y="0.401cm">
          <draw:text-box>
            <text:p>Configuration</text:p>
          </draw:text-box>
        </draw:frame>
        <draw:custom-shape draw:style-name="gr7" draw:text-style-name="P4" draw:layer="layout" svg:width="4.801cm" svg:height="1.2cm" svg:x="20.4cm" svg:y="2.138cm">
          <text:p text:style-name="P3"><text:span text:style-name="T1">AmbariConfig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2cm" svg:height="1.2cm" svg:x="12cm" svg:y="0.7cm">
          <text:p text:style-name="P3"><text:span text:style-name="T1">ConfigGroupConfig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8cm" svg:height="1.2cm" svg:x="11cm" svg:y="6.5cm">
          <text:p text:style-name="P3"><text:span text:style-name="T1">Service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9.2cm" svg:y1="3.499cm" svg:x2="5.6cm" svg:y2="3.499cm">
          <text:p/>
        </draw:line>
        <draw:frame draw:style-name="gr2" draw:text-style-name="P2" draw:layer="layout" svg:width="0.853cm" svg:height="0.962cm" svg:x="5.8cm" svg:y="2.537cm">
          <draw:text-box>
            <text:p>1</text:p>
          </draw:text-box>
        </draw:frame>
        <draw:line draw:style-name="gr4" draw:text-style-name="P5" draw:layer="layout" svg:x1="9.9cm" svg:y1="4.099cm" svg:x2="10.9cm" svg:y2="7.1cm">
          <text:p/>
        </draw:line>
        <draw:custom-shape draw:style-name="gr3" draw:text-style-name="P4" draw:layer="layout" svg:width="3.4cm" svg:height="1.2cm" svg:x="9.4cm" svg:y="2.899cm">
          <text:p text:style-name="P3"><text:span text:style-name="T1">ConfigCluster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9.4cm" svg:y1="3.162cm" svg:x2="3.8cm" svg:y2="1.9cm">
          <text:p/>
        </draw:line>
        <draw:frame draw:style-name="gr9" draw:text-style-name="P2" draw:layer="layout" svg:width="0.8cm" svg:height="0.962cm" svg:x="10.1cm" svg:y="6.337cm">
          <draw:text-box>
            <text:p>*</text:p>
          </draw:text-box>
        </draw:frame>
        <draw:frame draw:style-name="gr2" draw:text-style-name="P6" draw:layer="layout" svg:width="5.281cm" svg:height="1.199cm" svg:x="21.1cm" svg:y="3.437cm">
          <draw:text-box>
            <text:p><text:span text:style-name="T2">(Category,propertyName)</text:span><text:span text:style-name="T2"><text:line-break/></text:span><text:span text:style-name="T2">propertyValue</text:span></text:p>
          </draw:text-box>
        </draw:frame>
        <draw:custom-shape draw:style-name="gr10" draw:text-style-name="P4" draw:layer="layout" svg:width="2cm" svg:height="1.2cm" svg:x="1.8cm" svg:y="1.4cm"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1cm" svg:y1="2.899cm" svg:x2="12.8cm" svg:y2="1.9cm">
          <text:p/>
        </draw:line>
        <draw:frame draw:style-name="gr11" draw:text-style-name="P2" draw:layer="layout" svg:width="0.748cm" svg:height="0.962cm" svg:x="10.752cm" svg:y="2.2cm">
          <draw:text-box>
            <text:p>*</text:p>
          </draw:text-box>
        </draw:frame>
        <draw:frame draw:style-name="gr2" draw:text-style-name="P6" draw:layer="layout" svg:width="6.67cm" svg:height="2.147cm" svg:x="11.681cm" svg:y="4.099cm">
          <draw:text-box>
            <text:p text:style-name="P7"><text:span text:style-name="T3">(id)</text:span><text:span text:style-name="T3"><text:line-break/></text:span><text:span text:style-name="T3">version, tag, </text:span><text:span text:style-name="T3"><text:line-break/></text:span><text:span text:style-name="T3">type, selected ?,</text:span></text:p>
            <text:p><text:span text:style-name="T2">LOB configData, configAttributes</text:span></text:p>
          </draw:text-box>
        </draw:frame>
        <draw:custom-shape draw:style-name="gr12" draw:text-style-name="P4" draw:layer="layout" svg:width="2.2cm" svg:height="1.2cm" svg:x="3.4cm" svg:y="2.9cm">
          <text:p text:style-name="P3"><text:span text:style-name="T1">Clus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2cm" svg:height="1.2cm" svg:x="3.4cm" svg:y="6.3cm">
          <text:p text:style-name="P3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2cm" svg:height="1.2cm" svg:x="3.4cm" svg:y="8.5cm">
          <text:p text:style-name="P3"><text:span text:style-name="T1">Host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9cm" svg:y1="7.299cm" svg:x2="5.6cm" svg:y2="7.268cm">
          <text:p/>
        </draw:line>
        <draw:frame draw:style-name="gr2" draw:text-style-name="P2" draw:layer="layout" svg:width="0.853cm" svg:height="0.962cm" svg:x="5.6cm" svg:y="6.238cm">
          <draw:text-box>
            <text:p>1</text:p>
          </draw:text-box>
        </draw:frame>
        <draw:line draw:style-name="gr4" draw:text-style-name="P5" draw:layer="layout" svg:x1="10.901cm" svg:y1="7.268cm" svg:x2="5.6cm" svg:y2="9.2cm">
          <text:p/>
        </draw:line>
        <draw:frame draw:style-name="gr2" draw:text-style-name="P2" draw:layer="layout" svg:width="0.748cm" svg:height="0.962cm" svg:x="5.801cm" svg:y="8.238cm">
          <draw:text-box>
            <text:p>*</text:p>
          </draw:text-box>
        </draw:frame>
        <draw:line draw:style-name="gr4" draw:text-style-name="P5" draw:layer="layout" svg:x1="10.901cm" svg:y1="7.286cm" svg:x2="5.6cm" svg:y2="4.1cm">
          <text:p/>
        </draw:line>
        <draw:frame draw:style-name="gr2" draw:text-style-name="P2" draw:layer="layout" svg:width="0.853cm" svg:height="0.962cm" svg:x="5.801cm" svg:y="3.637cm">
          <draw:text-box>
            <text:p>1</text:p>
          </draw:text-box>
        </draw:frame>
        <draw:frame draw:style-name="gr9" draw:text-style-name="P2" draw:layer="layout" svg:width="0.8cm" svg:height="0.962cm" svg:x="9.9cm" svg:y="4.099cm">
          <draw:text-box>
            <text:p>*</text:p>
          </draw:text-box>
        </draw:frame>
        <draw:frame draw:style-name="gr2" draw:text-style-name="P6" draw:layer="layout" svg:width="5.392cm" svg:height="1.199cm" svg:x="13.6cm" svg:y="1.901cm">
          <draw:text-box>
            <text:p><text:span text:style-name="T2">(cluster,group,configType)</text:span><text:span text:style-name="T2"><text:line-break/></text:span><text:span text:style-name="T2"/></text:p>
          </draw:text-box>
        </draw:frame>
        <draw:frame draw:style-name="gr13" draw:text-style-name="P2" draw:layer="layout" svg:width="1cm" svg:height="0.962cm" svg:x="26.5cm" svg:y="4.438cm">
          <draw:text-box>
            <text:p>*</text:p>
          </draw:text-box>
        </draw:frame>
        <draw:custom-shape draw:style-name="gr8" draw:text-style-name="P4" draw:layer="layout" svg:width="6.2cm" svg:height="1.2cm" svg:x="10cm" svg:y="8.5cm">
          <text:p text:style-name="P3"><text:span text:style-name="T1">HostGroup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0cm" svg:y1="9.223cm" svg:x2="5.601cm" svg:y2="9.223cm">
          <text:p/>
        </draw:line>
        <draw:frame draw:style-name="gr2" draw:text-style-name="P2" draw:layer="layout" svg:width="0.748cm" svg:height="0.962cm" svg:x="5.801cm" svg:y="9.438cm">
          <draw:text-box>
            <text:p>*</text:p>
          </draw:text-box>
        </draw:frame>
        <draw:frame draw:style-name="gr2" draw:text-style-name="P6" draw:layer="layout" svg:width="6.67cm" svg:height="1.673cm" svg:x="11.682cm" svg:y="9.8cm">
          <draw:text-box>
            <text:p><text:span text:style-name="T2">(bluePrint,group,type)</text:span></text:p>
            <text:p><text:span text:style-name="T2">LOB configData, configAttributes</text:span><text:span text:style-name="T2"><text:line-break/></text:span><text:span text:style-name="T2"/></text:p>
          </draw:text-box>
        </draw:frame>
        <draw:custom-shape draw:style-name="gr3" draw:text-style-name="P4" draw:layer="layout" svg:width="3.4cm" svg:height="1.2cm" svg:x="10.1cm" svg:y="11.513cm">
          <text:p text:style-name="P3"><text:span text:style-name="T1">BluePr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2cm" svg:height="1.2cm" svg:x="14.7cm" svg:y="11.513cm">
          <text:p text:style-name="P3"><text:span text:style-name="T1">BluePrintConfig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cm" svg:y1="11.913cm" svg:x2="14.7cm" svg:y2="11.913cm">
          <text:p/>
        </draw:line>
        <draw:frame draw:style-name="gr2" draw:text-style-name="P9" draw:layer="layout" svg:width="2.691cm" svg:height="0.962cm" svg:x="6.309cm" svg:y="10.138cm">
          <draw:text-box>
            <text:p text:style-name="P8">1 stack </text:p>
          </draw:text-box>
        </draw:frame>
        <draw:line draw:style-name="gr4" draw:text-style-name="P5" draw:layer="layout" svg:x1="10.1cm" svg:y1="12.025cm" svg:x2="8.6cm" svg:y2="10.3cm">
          <text:p/>
        </draw:line>
        <draw:frame draw:style-name="gr2" draw:text-style-name="P9" draw:layer="layout" svg:width="0.748cm" svg:height="0.962cm" svg:x="13.9cm" svg:y="11.838cm">
          <draw:text-box>
            <text:p text:style-name="P8">*</text:p>
          </draw:text-box>
        </draw:frame>
        <draw:custom-shape draw:style-name="gr3" draw:text-style-name="P4" draw:layer="layout" svg:width="3.4cm" svg:height="1.2cm" svg:x="3.3cm" svg:y="11.6cm">
          <text:p text:style-name="P3"><text:span text:style-name="T1">HostGrou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2cm" svg:height="1.2cm" svg:x="14.7cm" svg:y="13.713cm">
          <text:p text:style-name="P3"><text:span text:style-name="T1">BluePrintSetting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3.5cm" svg:y1="12.4cm" svg:x2="14.7cm" svg:y2="14.113cm">
          <text:p/>
        </draw:line>
        <draw:frame draw:style-name="gr2" draw:text-style-name="P9" draw:layer="layout" svg:width="0.748cm" svg:height="0.962cm" svg:x="13.9cm" svg:y="14.038cm">
          <draw:text-box>
            <text:p text:style-name="P8">*</text:p>
          </draw:text-box>
        </draw:frame>
        <draw:line draw:style-name="gr4" draw:text-style-name="P5" draw:layer="layout" svg:x1="10.1cm" svg:y1="12.011cm" svg:x2="6.7cm" svg:y2="12.011cm">
          <text:p/>
        </draw:line>
        <draw:frame draw:style-name="gr2" draw:text-style-name="P9" draw:layer="layout" svg:width="0.748cm" svg:height="0.962cm" svg:x="6.901cm" svg:y="11.3cm">
          <draw:text-box>
            <text:p text:style-name="P8">*</text:p>
          </draw:text-box>
        </draw:frame>
        <draw:frame draw:style-name="gr2" draw:text-style-name="P9" draw:layer="layout" svg:width="0.853cm" svg:height="0.962cm" svg:x="13.247cm" svg:y="12.6cm">
          <draw:text-box>
            <text:p text:style-name="P8">1</text:p>
          </draw:text-box>
        </draw:frame>
        <draw:frame draw:style-name="gr2" draw:text-style-name="P6" draw:layer="layout" svg:width="3.622cm" svg:height="1.199cm" svg:x="15.7cm" svg:y="15cm">
          <draw:text-box>
            <text:p><text:span text:style-name="T2">LOB settingData</text:span><text:span text:style-name="T2"><text:line-break/></text:span><text:span text:style-name="T2"/></text:p>
          </draw:text-box>
        </draw:frame>
        <draw:frame draw:style-name="gr2" draw:text-style-name="P6" draw:layer="layout" svg:width="6.67cm" svg:height="1.199cm" svg:x="15.7cm" svg:y="12.601cm">
          <draw:text-box>
            <text:p><text:span text:style-name="T2">(blueprint,type)</text:span></text:p>
            <text:p><text:span text:style-name="T2">LOB configData, configAttribut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2" draw:layer="layout" svg:width="4.689cm" svg:height="0.962cm" svg:x="1.002cm" svg:y="0.402cm">
          <draw:text-box>
            <text:p>Domain Kernel</text:p>
          </draw:text-box>
        </draw:frame>
        <draw:line draw:style-name="gr4" draw:text-style-name="P5" draw:layer="layout" svg:x1="7.4cm" svg:y1="3.365cm" svg:x2="14.6cm" svg:y2="2.8cm">
          <text:p/>
        </draw:line>
        <draw:frame draw:style-name="gr9" draw:text-style-name="P6" draw:layer="layout" svg:width="3.4cm" svg:height="0.962cm" svg:x="11cm" svg:y="2.038cm">
          <draw:text-box>
            <text:p text:style-name="P10"><text:span text:style-name="T2">DesiredStack 1</text:span></text:p>
          </draw:text-box>
        </draw:frame>
        <draw:custom-shape draw:style-name="gr12" draw:text-style-name="P4" draw:layer="layout" svg:width="2.2cm" svg:height="1.2cm" svg:x="5.2cm" svg:y="2.766cm">
          <text:p text:style-name="P3"><text:span text:style-name="T1">Cluster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4cm" svg:height="1.2cm" svg:x="6.8cm" svg:y="8.6cm">
          <text:p text:style-name="P3"><text:span text:style-name="T1">Cluster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2cm" svg:height="1.2cm" svg:x="3.201cm" svg:y="11.401cm">
          <text:p text:style-name="P3"><text:span text:style-name="T1">Host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53cm" svg:height="0.962cm" svg:x="7.4cm" svg:y="6.104cm">
          <draw:text-box>
            <text:p>1</text:p>
          </draw:text-box>
        </draw:frame>
        <draw:frame draw:style-name="gr2" draw:text-style-name="P2" draw:layer="layout" svg:width="0.748cm" svg:height="0.962cm" svg:x="5.602cm" svg:y="11.139cm">
          <draw:text-box>
            <text:p>*</text:p>
          </draw:text-box>
        </draw:frame>
        <draw:frame draw:style-name="gr9" draw:text-style-name="P2" draw:layer="layout" svg:width="0.599cm" svg:height="0.962cm" svg:x="7.001cm" svg:y="7.4cm">
          <draw:text-box>
            <text:p>*</text:p>
          </draw:text-box>
        </draw:frame>
        <draw:frame draw:style-name="gr2" draw:text-style-name="P2" draw:layer="layout" svg:width="0.748cm" svg:height="0.962cm" svg:x="5.602cm" svg:y="12.339cm">
          <draw:text-box>
            <text:p>*</text:p>
          </draw:text-box>
        </draw:frame>
        <draw:frame draw:style-name="gr2" draw:text-style-name="P6" draw:layer="layout" svg:width="9.443cm" svg:height="2.621cm" svg:x="6.4cm" svg:y="4.2cm">
          <draw:text-box>
            <text:p><text:span text:style-name="T2">ProvisionningState : INIT,</text:span></text:p>
            <text:p><text:span text:style-name="T2">INSTALLING,INSTALL_FAILED,INSTALLED,</text:span></text:p>
            <text:p><text:span text:style-name="T2">STARTING,STARTED,STOPPING,</text:span></text:p>
            <text:p><text:span text:style-name="T2">UNINSTALLING,UNINSTALLED,WIPING_OUT,</text:span></text:p>
            <text:p><text:span text:style-name="T2">UPGRADING,DISABLED</text:span></text:p>
          </draw:text-box>
        </draw:frame>
        <draw:custom-shape draw:style-name="gr12" draw:text-style-name="P4" draw:layer="layout" svg:width="2.2cm" svg:height="1.2cm" svg:x="14.6cm" svg:y="2.4cm"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4cm" svg:y1="3.966cm" svg:x2="6.8cm" svg:y2="8.6cm">
          <text:p/>
        </draw:lin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9" draw:layer="layout" svg:width="1.806cm" svg:height="0.962cm" svg:x="1cm" svg:y="0.401cm">
          <draw:text-box>
            <text:p text:style-name="P8">Misc</text:p>
          </draw:text-box>
        </draw:frame>
        <draw:custom-shape draw:style-name="gr3" draw:text-style-name="P4" draw:layer="layout" svg:width="3.4cm" svg:height="1.2cm" svg:x="0.6cm" svg:y="2.601cm">
          <text:p text:style-name="P3"><text:span text:style-name="T1">Artifact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2:14:38.696000000</meta:creation-date>
    <dc:date>2019-04-10T06:47:11.592000000</dc:date>
    <meta:editing-duration>P3DT17H29M22S</meta:editing-duration>
    <meta:editing-cycles>11</meta:editing-cycles>
    <meta:generator>LibreOffice/6.1.4.2$Windows_X86_64 LibreOffice_project/9d0f32d1f0b509096fd65e0d4bec26ddd1938fd3</meta:generator>
    <meta:document-statistic meta:object-count="119"/>
  </office:meta>
</office:document-meta>
</file>